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left" draw:textarea-vertical-align="top" fo:padding-top="0.4cm" fo:padding-bottom="0.4cm" fo:padding-left="0.4cm" fo:padding-right="0.4cm"/>
    </style:style>
    <style:style style:name="gr2" style:family="graphic" style:parent-style-name="standard">
      <style:graphic-properties draw:fill="none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dash" draw:stroke-dash="Fine_20_Dashed" draw:marker-end="Line_20_Arrow" draw:marker-end-width="0.25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Line_20_Arrow" draw:marker-end-width="0.2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3cm" fo:min-width="5.9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67cm" fo:min-width="5.988cm"/>
    </style:style>
    <style:style style:name="gr7" style:family="graphic" style:parent-style-name="standard">
      <style:graphic-properties draw:stroke="dash" draw:stroke-dash="Fine_20_Dashed" svg:stroke-width="0.1cm" svg:stroke-color="#000080" draw:marker-start-width="0.35cm" draw:marker-end="Arrow_20_concave" draw:marker-end-width="0.4cm" draw:textarea-horizontal-align="center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fill="solid" draw:fill-color="#c0c0c0" draw:textarea-horizontal-align="justify" draw:auto-grow-height="true" draw:auto-grow-width="true" fo:min-height="1.575cm" fo:min-width="7.46cm" fo:padding-top="0.1cm" fo:padding-bottom="0.1cm" fo:padding-left="0.1cm" fo:padding-right="0.1cm" draw:shadow="hidden" draw:caption-type="angled-line" draw:caption-escape-direction="horizontal" draw:caption-escape="50%" draw:caption-fit-line-length="true"/>
    </style:style>
    <style:style style:name="gr9" style:family="graphic" style:parent-style-name="standard">
      <style:graphic-properties draw:fill="solid" draw:fill-color="#c0c0c0" draw:textarea-horizontal-align="justify" draw:auto-grow-height="true" draw:auto-grow-width="true" fo:min-height="1.588cm" fo:min-width="7.399cm" fo:padding-top="0.1cm" fo:padding-bottom="0.1cm" fo:padding-left="0.1cm" fo:padding-right="0.1cm" draw:shadow="hidden" draw:caption-type="angled-line" draw:caption-escape-direction="horizontal" draw:caption-escape="50%" draw:caption-fit-line-length="true"/>
    </style:style>
    <style:style style:name="gr10" style:family="graphic" style:parent-style-name="standard">
      <style:graphic-properties draw:stroke="dash" draw:stroke-dash="Fine_20_Dashed" svg:stroke-width="0.1cm" svg:stroke-color="#000080" draw:marker-start-width="0.35cm" draw:marker-end="Line_20_Arrow" draw:marker-end-width="0.4cm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Default-title" style:list-style-name="L4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13.86cm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Default-title" style:list-style-name="L4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1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title" style:list-style-name="L4">
      <style:graphic-properties draw:fill-color="#ffffff" draw:auto-grow-height="true" fo:min-height="3.507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title" style:list-style-name="L4">
      <style:graphic-properties draw:fill-color="#ffffff" draw:auto-grow-height="true" fo:min-height="3.855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title">
      <style:graphic-properties draw:fill-color="#ffffff" draw:auto-grow-height="true" fo:min-height="3.855cm"/>
    </style:style>
    <style:style style:name="pr15" style:family="presentation" style:parent-style-name="Default-notes">
      <style:graphic-properties draw:fill-color="#ffffff" fo:min-height="11.41cm"/>
    </style:style>
    <style:style style:name="pr16" style:family="presentation" style:parent-style-name="Default-title">
      <style:graphic-properties draw:fill-color="#ffffff" draw:auto-grow-height="true" fo:min-height="5.782cm"/>
    </style:style>
    <style:style style:name="pr17" style:family="presentation" style:parent-style-name="Default-title" style:list-style-name="L4">
      <style:graphic-properties draw:fill-color="#ffffff" draw:auto-grow-height="true" fo:min-height="3.507cm"/>
    </style:style>
    <style:style style:name="pr18" style:family="presentation" style:parent-style-name="Default-outline1">
      <style:graphic-properties draw:fill-color="#ffffff" draw:auto-grow-height="true" fo:min-height="17.186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 style:list-style-name="L4">
      <style:graphic-properties draw:fill-color="#ffffff" draw:auto-grow-height="true" fo:min-height="3.507cm"/>
    </style:style>
    <style:style style:name="pr21" style:family="presentation" style:parent-style-name="Default-outline1" style:list-style-name="L6">
      <style:graphic-properties draw:fill-color="#ffffff" draw:auto-grow-height="true" fo:min-height="13.86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Default-title" style:list-style-name="L4">
      <style:graphic-properties draw:fill-color="#ffffff" draw:auto-grow-height="true" fo:min-height="3.507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 style:list-style-name="L4">
      <style:graphic-properties draw:fill-color="#ffffff" draw:auto-grow-height="true" fo:min-height="3.507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title" style:list-style-name="L4">
      <style:graphic-properties draw:fill-color="#ffffff" draw:auto-grow-height="true" fo:min-height="3.507cm"/>
    </style:style>
    <style:style style:name="pr28" style:family="presentation" style:parent-style-name="Default-outline1">
      <style:graphic-properties draw:fill-color="#ffffff" draw:auto-grow-height="true" fo:min-height="13.23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title">
      <style:graphic-properties draw:fill-color="#ffffff" draw:auto-grow-height="true" fo:min-height="3.507cm"/>
    </style:style>
    <style:style style:name="pr31" style:family="presentation" style:parent-style-name="Default-title" style:list-style-name="L4">
      <style:graphic-properties draw:fill-color="#ffffff" draw:auto-grow-height="true" fo:min-height="3.507cm"/>
    </style:style>
    <style:style style:name="pr32" style:family="presentation" style:parent-style-name="Default-outline1" style:list-style-name="L6">
      <style:graphic-properties draw:fill-color="#ffffff" draw:auto-grow-height="true" fo:min-height="13.86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text-align="center" fo:text-indent="0cm"/>
      <style:text-properties style:font-name="Arial" fo:font-size="16pt" fo:font-weight="bold"/>
    </style:style>
    <style:style style:name="P8" style:family="paragraph">
      <style:paragraph-properties fo:margin-left="0cm" fo:margin-right="0cm" fo:text-indent="0cm"/>
      <style:text-properties fo:hyphenate="true"/>
    </style:style>
    <style:style style:name="P9" style:family="paragraph">
      <loext:graphic-properties draw:fill-color="#ffffff"/>
      <style:paragraph-properties fo:margin-left="0cm" fo:margin-right="0cm" fo:text-indent="0cm"/>
      <style:text-properties fo:hyphenate="true"/>
    </style:style>
    <style:style style:name="P10" style:family="paragraph">
      <loext:graphic-properties draw:fill="none"/>
      <style:paragraph-properties fo:text-align="center"/>
      <style:text-properties style:font-name="Arial" fo:font-size="1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text-align="end" fo:text-indent="0cm"/>
      <style:text-properties style:font-name="Arial" fo:font-size="22pt" fo:font-weight="bold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style:font-name="Arial" fo:font-size="14pt" style:font-size-asian="24pt"/>
    </style:style>
    <style:style style:name="P15" style:family="paragraph">
      <style:paragraph-properties fo:text-align="center"/>
      <style:text-properties fo:font-size="14pt" style:font-size-asian="24pt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7" style:family="paragraph">
      <loext:graphic-properties draw:fill="solid" draw:fill-color="#c0c0c0"/>
      <style:paragraph-properties fo:margin-left="0cm" fo:margin-right="0cm" fo:text-align="end" fo:text-indent="0cm"/>
      <style:text-properties style:font-name="Arial" fo:font-size="18pt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style:font-name="Arial" fo:font-size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-color="#ffffff"/>
      <style:paragraph-properties fo:margin-left="2.4cm" fo:margin-right="0cm" fo:text-indent="-0.8cm"/>
    </style:style>
    <style:style style:name="T1" style:family="text">
      <style:text-properties style:font-name="Ari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28pt" style:language-asian="zxx" style:country-asian="none" style:font-style-asian="normal" style:font-weight-asian="normal" style:font-name-complex="DejaVu Sans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Arial" fo:font-size="16pt" fo:font-weight="bold"/>
    </style:style>
    <style:style style:name="T4" style:family="text">
      <style:text-properties style:font-name="Arial" fo:font-size="14pt"/>
    </style:style>
    <style:style style:name="T5" style:family="text">
      <style:text-properties style:font-name="Arial" fo:font-size="22pt" fo:font-weight="bold"/>
    </style:style>
    <style:style style:name="T6" style:family="text">
      <style:text-properties style:font-name="Arial" fo:font-size="14pt" style:font-size-asian="24pt"/>
    </style:style>
    <style:style style:name="T7" style:family="text">
      <style:text-properties style:font-name="Arial" fo:font-size="18pt"/>
    </style:style>
    <style:style style:name="T8" style:family="text">
      <style:text-properties style:font-name="Arial" fo:font-size="7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28" draw:id="id2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check overview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1">A simple solution to architecture degradation </text:span></text:p>
          </draw:text-box>
        </draw:frame>
        <anim:par presentation:node-type="timing-root">
          <anim:par smil:begin="id2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About architecture</text:span></text:p>
          </draw:text-box>
        </draw:frame>
        <draw:frame presentation:style-name="pr5" draw:text-style-name="P5" draw:layer="layout" svg:width="25.199cm" svg:height="13.861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3.911cm" svg:height="3.507cm" svg:x="2.058cm" svg:y="1.743cm" presentation:class="title" presentation:user-transformed="true">
          <draw:text-box>
            <text:p text:style-name="P1"><text:span text:style-name="T1">About architecture degradation</text:span>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3"/>
          <draw:frame presentation:style-name="pr9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3.507cm" svg:x="1.4cm" svg:y="0.837cm" presentation:class="title">
          <draw:text-box>
            <text:p text:style-name="P1"><text:span text:style-name="T1">Why does architecture degrade</text:span>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rchitecture decision are stated : </text:span></text:p>
                <text:list>
                  <text:list-item>
                    <text:p text:style-name="P1"><text:span text:style-name="T1">Sometime (partially) in doc</text:span></text:p>
                  </text:list-item>
                  <text:list-item>
                    <text:p text:style-name="P1"><text:span text:style-name="T1">Sometime (partially) in models</text:span></text:p>
                  </text:list-item>
                  <text:list-item>
                    <text:p text:style-name="P1"><text:span text:style-name="T1">Generally nowhere explicitly</text:span></text:p>
                  </text:list-item>
                </text:list>
              </text:list-item>
            </text:list>
            <text:p text:style-name="P6"><text:span text:style-name="T2"/></text:p>
            <text:list text:continue-numbering="true" text:style-name="L2">
              <text:list-item>
                <text:p text:style-name="P1"><text:span text:style-name="T1">Even when explicitly stated, most architecture decision are no more checked after initial buil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1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rect draw:style-name="gr1" draw:text-style-name="P7" xml:id="id3" draw:id="id3" draw:layer="layout" svg:width="15.049cm" svg:height="1.939cm" svg:x="9.044cm" svg:y="15.376cm">
          <text:p text:style-name="P1"><text:span text:style-name="T3">Layer 3</text:span></text:p>
        </draw:rect>
        <draw:rect draw:style-name="gr1" draw:text-style-name="P7" xml:id="id1" draw:id="id1" draw:layer="layout" svg:width="15.049cm" svg:height="1.939cm" svg:x="9.005cm" svg:y="9.067cm">
          <text:p text:style-name="P1"><text:span text:style-name="T3">Layer 1</text:span></text:p>
        </draw:rect>
        <draw:rect draw:style-name="gr1" draw:text-style-name="P7" xml:id="id2" draw:id="id2" draw:layer="layout" svg:width="15.049cm" svg:height="1.939cm" svg:x="9.044cm" svg:y="12.259cm">
          <text:p text:style-name="P1"><text:span text:style-name="T3">Layer 2</text:span></text:p>
        </draw:rect>
        <draw:frame presentation:style-name="pr12" draw:text-style-name="P9" draw:layer="layout" svg:width="25.199cm" svg:height="3.855cm" svg:x="1.4cm" svg:y="0.663cm" presentation:class="title">
          <draw:text-box>
            <text:p text:style-name="P8"><text:span text:style-name="T1">Degradation example 1/4 :</text:span><text:span text:style-name="T1"><text:line-break/></text:span><text:span text:style-name="T1">The original design</text:span></text:p>
          </draw:text-box>
        </draw:frame>
        <draw:rect draw:style-name="gr2" draw:text-style-name="P10" draw:layer="layout" svg:width="3.686cm" svg:height="1.102cm" svg:x="11.627cm" svg:y="9.486cm">
          <text:p text:style-name="P1"><text:span text:style-name="T4">Component 1</text:span></text:p>
        </draw:rect>
        <draw:rect draw:style-name="gr2" draw:text-style-name="P10" draw:layer="layout" svg:width="3.686cm" svg:height="1.102cm" svg:x="19.95cm" svg:y="9.486cm">
          <text:p text:style-name="P1"><text:span text:style-name="T4">Component 3</text:span></text:p>
        </draw:rect>
        <draw:rect draw:style-name="gr2" draw:text-style-name="P10" draw:layer="layout" svg:width="3.686cm" svg:height="1.102cm" svg:x="15.789cm" svg:y="9.486cm">
          <text:p text:style-name="P1"><text:span text:style-name="T4">Component 2</text:span></text:p>
        </draw:rect>
        <draw:rect draw:style-name="gr2" draw:text-style-name="P10" draw:layer="layout" svg:width="3.685cm" svg:height="1.102cm" svg:x="11.667cm" svg:y="12.678cm">
          <text:p text:style-name="P1"><text:span text:style-name="T4">Component 4</text:span></text:p>
        </draw:rect>
        <draw:rect draw:style-name="gr2" draw:text-style-name="P10" draw:layer="layout" svg:width="3.685cm" svg:height="1.102cm" svg:x="19.99cm" svg:y="12.678cm">
          <text:p text:style-name="P1"><text:span text:style-name="T4">Component 6</text:span></text:p>
        </draw:rect>
        <draw:rect draw:style-name="gr2" draw:text-style-name="P10" draw:layer="layout" svg:width="3.686cm" svg:height="1.102cm" svg:x="15.828cm" svg:y="12.678cm">
          <text:p text:style-name="P1"><text:span text:style-name="T4">Component 5</text:span></text:p>
        </draw:rect>
        <draw:rect draw:style-name="gr2" draw:text-style-name="P10" draw:layer="layout" svg:width="3.685cm" svg:height="1.102cm" svg:x="11.667cm" svg:y="15.795cm">
          <text:p text:style-name="P1"><text:span text:style-name="T4">Component 7</text:span></text:p>
        </draw:rect>
        <draw:rect draw:style-name="gr2" draw:text-style-name="P10" draw:layer="layout" svg:width="3.685cm" svg:height="1.102cm" svg:x="19.99cm" svg:y="15.795cm">
          <text:p text:style-name="P1"><text:span text:style-name="T4">Component 9</text:span></text:p>
        </draw:rect>
        <draw:rect draw:style-name="gr2" draw:text-style-name="P10" draw:layer="layout" svg:width="3.686cm" svg:height="1.102cm" svg:x="15.828cm" svg:y="15.795cm">
          <text:p text:style-name="P1"><text:span text:style-name="T4">Component 8</text:span></text:p>
        </draw:rect>
        <draw:connector draw:style-name="gr3" draw:text-style-name="P11" draw:layer="layout" draw:type="line" svg:x1="16.529cm" svg:y1="11.006cm" svg:x2="16.568cm" svg:y2="12.259cm" draw:start-shape="id1" draw:start-glue-point="2" draw:end-shape="id2" draw:end-glue-point="0" svg:d="M16529 11006l39 1253" svg:viewBox="0 0 40 1254">
          <text:p/>
        </draw:connector>
        <draw:connector draw:style-name="gr4" draw:text-style-name="P11" draw:layer="layout" draw:type="line" svg:x1="16.568cm" svg:y1="14.198cm" svg:x2="16.568cm" svg:y2="15.376cm" draw:start-shape="id2" draw:start-glue-point="2" draw:end-shape="id3" draw:end-glue-point="0" svg:d="M16568 14198v1178" svg:viewBox="0 0 1 1179">
          <text:p/>
        </draw:connector>
        <draw:frame draw:style-name="gr5" draw:text-style-name="P13" draw:layer="layout" svg:width="6.302cm" svg:height="4.013cm" svg:x="1.543cm" svg:y="9.655cm">
          <draw:text-box>
            <text:p text:style-name="P12"><text:span text:style-name="T5">What does the architect build : A clean layered system</text:span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4" draw:text-style-name="P2" draw:layer="layout" svg:width="23.911cm" svg:height="3.855cm" svg:x="2.058cm" svg:y="1.569cm" presentation:class="title" presentation:user-transformed="true">
          <draw:text-box>
            <text:p text:style-name="P1"><text:span text:style-name="T1">Degradation example 2/4 :</text:span><text:span text:style-name="T1"><text:line-break/></text:span><text:span text:style-name="T1">What is actually in the code</text:span></text:p>
          </draw:text-box>
        </draw:frame>
        <draw:rect draw:style-name="gr2" draw:text-style-name="P14" xml:id="id11" draw:id="id11" draw:layer="layout" svg:width="3.242cm" svg:height="1.062cm" svg:x="11.212cm" svg:y="10.465cm">
          <text:p text:style-name="P1"><text:span text:style-name="T6">Component 1</text:span></text:p>
        </draw:rect>
        <draw:rect draw:style-name="gr2" draw:text-style-name="P14" xml:id="id4" draw:id="id4" draw:layer="layout" svg:width="3.241cm" svg:height="1.062cm" svg:x="18.699cm" svg:y="10.465cm">
          <text:p text:style-name="P1"><text:span text:style-name="T6">Component 3</text:span></text:p>
        </draw:rect>
        <draw:rect draw:style-name="gr2" draw:text-style-name="P14" xml:id="id10" draw:id="id10" draw:layer="layout" svg:width="3.242cm" svg:height="1.062cm" svg:x="15.039cm" svg:y="8.634cm">
          <text:p text:style-name="P1"><text:span text:style-name="T6">Component 2</text:span></text:p>
        </draw:rect>
        <draw:rect draw:style-name="gr2" draw:text-style-name="P14" xml:id="id8" draw:id="id8" draw:layer="layout" svg:width="3.241cm" svg:height="1.062cm" svg:x="13.619cm" svg:y="16.254cm">
          <text:p text:style-name="P1"><text:span text:style-name="T6">Component 4</text:span></text:p>
        </draw:rect>
        <draw:rect draw:style-name="gr2" draw:text-style-name="P14" xml:id="id6" draw:id="id6" draw:layer="layout" svg:width="3.242cm" svg:height="1.063cm" svg:x="20.371cm" svg:y="12.333cm">
          <text:p text:style-name="P1"><text:span text:style-name="T6">Component 6</text:span></text:p>
        </draw:rect>
        <draw:rect draw:style-name="gr2" draw:text-style-name="P14" xml:id="id5" draw:id="id5" draw:layer="layout" svg:width="3.242cm" svg:height="1.063cm" svg:x="14.906cm" svg:y="14.238cm">
          <text:p text:style-name="P1"><text:span text:style-name="T6">Component 5</text:span></text:p>
        </draw:rect>
        <draw:rect draw:style-name="gr2" draw:text-style-name="P14" xml:id="id12" draw:id="id12" draw:layer="layout" svg:width="3.242cm" svg:height="1.062cm" svg:x="21.641cm" svg:y="16.254cm">
          <text:p text:style-name="P1"><text:span text:style-name="T6">Component 7</text:span></text:p>
        </draw:rect>
        <draw:rect draw:style-name="gr2" draw:text-style-name="P14" xml:id="id7" draw:id="id7" draw:layer="layout" svg:width="3.241cm" svg:height="1.062cm" svg:x="17.631cm" svg:y="16.254cm">
          <text:p text:style-name="P1"><text:span text:style-name="T6">Component 9</text:span></text:p>
        </draw:rect>
        <draw:rect draw:style-name="gr2" draw:text-style-name="P14" xml:id="id9" draw:id="id9" draw:layer="layout" svg:width="3.242cm" svg:height="1.062cm" svg:x="8.993cm" svg:y="16.254cm">
          <text:p text:style-name="P1"><text:span text:style-name="T6">Component 8</text:span></text:p>
        </draw:rect>
        <draw:connector draw:style-name="gr3" draw:text-style-name="P15" draw:layer="layout" draw:type="line" svg:x1="18.699cm" svg:y1="10.996cm" svg:x2="16.527cm" svg:y2="14.238cm" draw:start-shape="id4" draw:start-glue-point="3" draw:end-shape="id5" draw:end-glue-point="0" svg:d="M18699 10996l-2172 3242" svg:viewBox="0 0 2173 3243">
          <text:p/>
        </draw:connector>
        <draw:connector draw:style-name="gr4" draw:text-style-name="P15" draw:layer="layout" draw:type="line" svg:x1="20.319cm" svg:y1="11.527cm" svg:x2="21.992cm" svg:y2="12.333cm" draw:start-shape="id4" draw:start-glue-point="2" draw:end-shape="id6" draw:end-glue-point="0" svg:d="M20319 11527l1673 806" svg:viewBox="0 0 1674 807">
          <text:p/>
        </draw:connector>
        <draw:connector draw:style-name="gr3" draw:text-style-name="P15" draw:layer="layout" draw:type="line" svg:x1="16.527cm" svg:y1="15.301cm" svg:x2="19.251cm" svg:y2="16.254cm" draw:start-shape="id5" draw:start-glue-point="2" draw:end-shape="id7" draw:end-glue-point="0" svg:d="M16527 15301l2724 953" svg:viewBox="0 0 2725 954">
          <text:p/>
        </draw:connector>
        <draw:connector draw:style-name="gr3" draw:text-style-name="P15" draw:layer="layout" draw:type="line" svg:x1="16.527cm" svg:y1="15.301cm" svg:x2="15.239cm" svg:y2="16.254cm" draw:start-shape="id5" draw:start-glue-point="2" draw:end-shape="id8" draw:end-glue-point="0" svg:d="M16527 15301l-1288 953" svg:viewBox="0 0 1289 954">
          <text:p/>
        </draw:connector>
        <draw:connector draw:style-name="gr3" draw:text-style-name="P15" draw:layer="layout" draw:type="line" svg:x1="14.906cm" svg:y1="14.769cm" svg:x2="10.614cm" svg:y2="16.254cm" draw:start-shape="id5" draw:end-shape="id9" draw:end-glue-point="0" svg:d="M14906 14769l-4292 1485" svg:viewBox="0 0 4293 1486">
          <text:p/>
        </draw:connector>
        <draw:connector draw:style-name="gr3" draw:text-style-name="P15" draw:layer="layout" draw:type="line" svg:x1="16.66cm" svg:y1="9.696cm" svg:x2="20.319cm" svg:y2="10.465cm" draw:start-shape="id10" draw:start-glue-point="2" draw:end-shape="id4" draw:end-glue-point="0" svg:d="M16660 9696l3659 769" svg:viewBox="0 0 3660 770">
          <text:p/>
        </draw:connector>
        <draw:connector draw:style-name="gr3" draw:text-style-name="P15" draw:layer="layout" draw:type="line" svg:x1="16.66cm" svg:y1="9.696cm" svg:x2="12.833cm" svg:y2="10.465cm" draw:start-shape="id10" draw:start-glue-point="2" draw:end-shape="id11" draw:end-glue-point="0" svg:d="M16660 9696l-3827 769" svg:viewBox="0 0 3828 770">
          <text:p/>
        </draw:connector>
        <draw:connector draw:style-name="gr4" draw:text-style-name="P15" draw:layer="layout" draw:type="line" svg:x1="21.992cm" svg:y1="13.396cm" svg:x2="23.262cm" svg:y2="16.254cm" draw:start-shape="id6" draw:start-glue-point="2" draw:end-shape="id12" draw:end-glue-point="0" svg:d="M21992 13396l1270 2858" svg:viewBox="0 0 1271 2859">
          <text:p/>
        </draw:connector>
        <draw:connector draw:style-name="gr4" draw:text-style-name="P15" draw:layer="layout" draw:type="line" svg:x1="20.371cm" svg:y1="12.864cm" svg:x2="18.148cm" svg:y2="14.769cm" draw:start-shape="id6" draw:end-shape="id5" draw:end-glue-point="1" svg:d="M20371 12864l-2223 1905" svg:viewBox="0 0 2224 1906">
          <text:p/>
        </draw:connector>
        <draw:frame draw:style-name="gr6" draw:text-style-name="P13" draw:layer="layout" svg:width="8.718cm" svg:height="3.667cm" svg:x="1.633cm" svg:y="9.656cm">
          <draw:text-box>
            <text:p text:style-name="P12"><text:span text:style-name="T5">What shows the code : compilation units and dependencies</text:span>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5" draw:text-style-name="P1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4" draw:text-style-name="P2" draw:layer="layout" svg:width="23.911cm" svg:height="3.855cm" svg:x="2.058cm" svg:y="1.569cm" presentation:class="title" presentation:user-transformed="true">
          <draw:text-box>
            <text:p text:style-name="P1"><text:span text:style-name="T1">Degradation example 3/4 :</text:span><text:span text:style-name="T1"><text:line-break/></text:span><text:span text:style-name="T1">What if I add those “with”?</text:span></text:p>
          </draw:text-box>
        </draw:frame>
        <draw:rect draw:style-name="gr2" draw:text-style-name="P14" xml:id="id20" draw:id="id20" draw:layer="layout" svg:width="3.242cm" svg:height="1.062cm" svg:x="4.342cm" svg:y="16.262cm">
          <text:p text:style-name="P1"><text:span text:style-name="T6">Component 1</text:span></text:p>
        </draw:rect>
        <draw:rect draw:style-name="gr2" draw:text-style-name="P14" xml:id="id13" draw:id="id13" draw:layer="layout" svg:width="3.241cm" svg:height="1.062cm" svg:x="13.6cm" svg:y="10.6cm">
          <text:p text:style-name="P1"><text:span text:style-name="T6">Component 3</text:span></text:p>
        </draw:rect>
        <draw:rect draw:style-name="gr2" draw:text-style-name="P14" xml:id="id19" draw:id="id19" draw:layer="layout" svg:width="3.242cm" svg:height="1.062cm" svg:x="13.6cm" svg:y="8.634cm">
          <text:p text:style-name="P1"><text:span text:style-name="T6">Component 2</text:span></text:p>
        </draw:rect>
        <draw:rect draw:style-name="gr2" draw:text-style-name="P14" xml:id="id17" draw:id="id17" draw:layer="layout" svg:width="3.241cm" svg:height="1.062cm" svg:x="13.619cm" svg:y="16.254cm">
          <text:p text:style-name="P1"><text:span text:style-name="T6">Component 4</text:span></text:p>
        </draw:rect>
        <draw:rect draw:style-name="gr2" draw:text-style-name="P14" xml:id="id15" draw:id="id15" draw:layer="layout" svg:width="3.242cm" svg:height="1.063cm" svg:x="17.758cm" svg:y="12.337cm">
          <text:p text:style-name="P1"><text:span text:style-name="T6">Component 6</text:span></text:p>
        </draw:rect>
        <draw:rect draw:style-name="gr2" draw:text-style-name="P14" xml:id="id14" draw:id="id14" draw:layer="layout" svg:width="3.242cm" svg:height="1.063cm" svg:x="13.535cm" svg:y="14.166cm">
          <text:p text:style-name="P1"><text:span text:style-name="T6">Component 5</text:span></text:p>
        </draw:rect>
        <draw:rect draw:style-name="gr2" draw:text-style-name="P14" xml:id="id21" draw:id="id21" draw:layer="layout" svg:width="3.242cm" svg:height="1.062cm" svg:x="21.641cm" svg:y="16.254cm">
          <text:p text:style-name="P1"><text:span text:style-name="T6">Component 7</text:span></text:p>
        </draw:rect>
        <draw:rect draw:style-name="gr2" draw:text-style-name="P14" xml:id="id16" draw:id="id16" draw:layer="layout" svg:width="3.241cm" svg:height="1.062cm" svg:x="17.631cm" svg:y="16.254cm">
          <text:p text:style-name="P1"><text:span text:style-name="T6">Component 9</text:span></text:p>
        </draw:rect>
        <draw:rect draw:style-name="gr2" draw:text-style-name="P14" xml:id="id18" draw:id="id18" draw:layer="layout" svg:width="3.242cm" svg:height="1.062cm" svg:x="8.993cm" svg:y="16.254cm">
          <text:p text:style-name="P1"><text:span text:style-name="T6">Component 8</text:span></text:p>
        </draw:rect>
        <draw:connector draw:style-name="gr3" draw:text-style-name="P15" draw:layer="layout" draw:type="line" svg:x1="15.22cm" svg:y1="11.662cm" svg:x2="15.156cm" svg:y2="14.166cm" draw:start-shape="id13" draw:end-shape="id14" draw:end-glue-point="0" svg:d="M15220 11662l-64 2504" svg:viewBox="0 0 65 2505">
          <text:p/>
        </draw:connector>
        <draw:connector draw:style-name="gr4" draw:text-style-name="P15" draw:layer="layout" draw:type="line" svg:x1="15.22cm" svg:y1="11.662cm" svg:x2="17.758cm" svg:y2="12.868cm" draw:start-shape="id13" draw:start-glue-point="2" draw:end-shape="id15" draw:end-glue-point="3" svg:d="M15220 11662l2538 1206" svg:viewBox="0 0 2539 1207">
          <text:p/>
        </draw:connector>
        <draw:connector draw:style-name="gr3" draw:text-style-name="P15" draw:layer="layout" draw:type="line" svg:x1="16.777cm" svg:y1="14.697cm" svg:x2="19.251cm" svg:y2="16.254cm" draw:start-shape="id14" draw:end-shape="id16" draw:end-glue-point="0" svg:d="M16777 14697l2474 1557" svg:viewBox="0 0 2475 1558">
          <text:p/>
        </draw:connector>
        <draw:connector draw:style-name="gr3" draw:text-style-name="P15" draw:layer="layout" draw:type="line" svg:x1="15.156cm" svg:y1="15.229cm" svg:x2="15.239cm" svg:y2="16.254cm" draw:start-shape="id14" draw:start-glue-point="2" draw:end-shape="id17" draw:end-glue-point="0" svg:d="M15156 15229l83 1025" svg:viewBox="0 0 84 1026">
          <text:p/>
        </draw:connector>
        <draw:connector draw:style-name="gr3" draw:text-style-name="P15" draw:layer="layout" draw:type="line" svg:x1="13.535cm" svg:y1="14.697cm" svg:x2="10.614cm" svg:y2="16.254cm" draw:start-shape="id14" draw:end-shape="id18" draw:end-glue-point="0" svg:d="M13535 14697l-2921 1557" svg:viewBox="0 0 2922 1558">
          <text:p/>
        </draw:connector>
        <draw:connector draw:style-name="gr3" draw:text-style-name="P15" draw:layer="layout" draw:type="line" svg:x1="15.221cm" svg:y1="9.696cm" svg:x2="15.22cm" svg:y2="10.6cm" draw:start-shape="id19" draw:start-glue-point="2" draw:end-shape="id13" draw:end-glue-point="0" svg:d="M15221 9696l-1 904" svg:viewBox="0 0 2 905">
          <text:p/>
        </draw:connector>
        <draw:connector draw:style-name="gr3" draw:text-style-name="P15" draw:layer="layout" draw:type="line" svg:x1="15.221cm" svg:y1="9.696cm" svg:x2="5.963cm" svg:y2="16.262cm" draw:start-shape="id19" draw:start-glue-point="2" draw:end-shape="id20" draw:end-glue-point="0" svg:d="M15221 9696l-9258 6566" svg:viewBox="0 0 9259 6567">
          <text:p/>
        </draw:connector>
        <draw:connector draw:style-name="gr4" draw:text-style-name="P15" draw:layer="layout" draw:type="line" svg:x1="21cm" svg:y1="12.868cm" svg:x2="23.262cm" svg:y2="16.254cm" draw:start-shape="id15" draw:start-glue-point="1" draw:end-shape="id21" draw:end-glue-point="0" svg:d="M21000 12868l2262 3386" svg:viewBox="0 0 2263 3387">
          <text:p/>
        </draw:connector>
        <draw:connector draw:style-name="gr4" draw:text-style-name="P15" draw:layer="layout" draw:type="line" svg:x1="17.758cm" svg:y1="12.868cm" svg:x2="16.777cm" svg:y2="14.697cm" draw:start-shape="id15" draw:end-shape="id14" draw:end-glue-point="1" svg:d="M17758 12868l-981 1829" svg:viewBox="0 0 982 1830">
          <text:p/>
        </draw:connector>
        <draw:connector draw:style-name="gr7" draw:text-style-name="P11" draw:layer="layout" draw:type="line" svg:x1="8.993cm" svg:y1="16.785cm" svg:x2="7.584cm" svg:y2="16.793cm" draw:start-shape="id18" draw:start-glue-point="3" draw:end-shape="id20" draw:end-glue-point="1" svg:d="M8993 16785l-1409 8" svg:viewBox="0 0 1410 9">
          <text:p/>
        </draw:connector>
        <draw:connector draw:style-name="gr7" draw:text-style-name="P11" draw:layer="layout" draw:type="line" svg:x1="12.235cm" svg:y1="16.785cm" svg:x2="13.619cm" svg:y2="16.785cm" draw:start-shape="id18" draw:start-glue-point="1" draw:end-shape="id17" svg:d="M12235 16785h1384" svg:viewBox="0 0 1385 1">
          <text:p/>
        </draw:connector>
        <draw:caption draw:style-name="gr8" draw:text-style-name="P17" draw:layer="layout" svg:width="7.66cm" svg:height="1.775cm" svg:x="1.253cm" svg:y="11.488cm" draw:caption-point-x="11.929cm" draw:caption-point-y="5.223cm">
          <text:p text:style-name="P12"><text:span text:style-name="T7">OK for the compiler,</text:span></text:p>
          <text:p text:style-name="P12"><text:span text:style-name="T7">no circular dependency</text:span></text:p>
        </draw:caption>
        <draw:caption draw:style-name="gr9" draw:text-style-name="P17" draw:layer="layout" svg:width="7.599cm" svg:height="1.788cm" svg:x="1.3cm" svg:y="13.994cm" draw:caption-point-x="9.575cm" draw:caption-point-y="1.341cm">
          <text:p text:style-name="P12"><text:span text:style-name="T7">Even this is OK</text:span></text:p>
          <text:p text:style-name="P12"><text:span text:style-name="T7">for the compiler</text:span></text:p>
        </draw:caption>
        <draw:frame draw:style-name="gr5" draw:text-style-name="P13" draw:layer="layout" svg:width="6.637cm" svg:height="4.013cm" svg:x="2.508cm" svg:y="7.15cm">
          <draw:text-box>
            <text:p text:style-name="P12"><text:span text:style-name="T5">To fix a bug, I need to add some visibility to Component 8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5" draw:text-style-name="P1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rect draw:style-name="gr1" draw:text-style-name="P7" xml:id="id24" draw:id="id24" draw:layer="layout" svg:width="15.049cm" svg:height="1.939cm" svg:x="9.044cm" svg:y="15.376cm">
          <text:p text:style-name="P1"><text:span text:style-name="T3">Layer 3</text:span></text:p>
        </draw:rect>
        <draw:rect draw:style-name="gr1" draw:text-style-name="P7" xml:id="id22" draw:id="id22" draw:layer="layout" svg:width="15.049cm" svg:height="1.939cm" svg:x="9.005cm" svg:y="9.067cm">
          <text:p text:style-name="P1"><text:span text:style-name="T3">Layer 1</text:span></text:p>
        </draw:rect>
        <draw:rect draw:style-name="gr1" draw:text-style-name="P7" xml:id="id23" draw:id="id23" draw:layer="layout" svg:width="15.049cm" svg:height="1.939cm" svg:x="9.044cm" svg:y="12.259cm">
          <text:p text:style-name="P1"><text:span text:style-name="T3">Layer 2</text:span></text:p>
        </draw:rect>
        <draw:frame presentation:style-name="pr16" draw:text-style-name="P2" draw:layer="layout" svg:width="23.911cm" svg:height="5.782cm" svg:x="2.058cm" svg:y="1.469cm" presentation:class="title" presentation:user-transformed="true">
          <draw:text-box>
            <text:p text:style-name="P1"><text:span text:style-name="T1">Degradation example 4/4 :</text:span><text:span text:style-name="T1"><text:line-break/></text:span><text:span text:style-name="T1">But does it fit with the original design?</text:span></text:p>
          </draw:text-box>
        </draw:frame>
        <draw:rect draw:style-name="gr2" draw:text-style-name="P18" xml:id="id26" draw:id="id26" draw:layer="layout" svg:width="3.686cm" svg:height="1.102cm" svg:x="11.627cm" svg:y="9.486cm">
          <text:p text:style-name="P1"><text:span text:style-name="T4">Component 1</text:span></text:p>
        </draw:rect>
        <draw:rect draw:style-name="gr2" draw:text-style-name="P18" draw:layer="layout" svg:width="3.686cm" svg:height="1.102cm" svg:x="19.95cm" svg:y="9.486cm">
          <text:p text:style-name="P1"><text:span text:style-name="T4">Component 3</text:span></text:p>
        </draw:rect>
        <draw:rect draw:style-name="gr2" draw:text-style-name="P18" draw:layer="layout" svg:width="3.686cm" svg:height="1.102cm" svg:x="15.789cm" svg:y="9.486cm">
          <text:p text:style-name="P1"><text:span text:style-name="T4">Component 2</text:span></text:p>
        </draw:rect>
        <draw:rect draw:style-name="gr2" draw:text-style-name="P18" xml:id="id27" draw:id="id27" draw:layer="layout" svg:width="3.685cm" svg:height="1.102cm" svg:x="11.667cm" svg:y="12.678cm">
          <text:p text:style-name="P1"><text:span text:style-name="T4">Component 4</text:span></text:p>
        </draw:rect>
        <draw:rect draw:style-name="gr2" draw:text-style-name="P18" draw:layer="layout" svg:width="3.685cm" svg:height="1.102cm" svg:x="19.99cm" svg:y="12.678cm">
          <text:p text:style-name="P1"><text:span text:style-name="T4">Component 6</text:span></text:p>
        </draw:rect>
        <draw:rect draw:style-name="gr2" draw:text-style-name="P18" draw:layer="layout" svg:width="3.686cm" svg:height="1.102cm" svg:x="15.828cm" svg:y="12.678cm">
          <text:p text:style-name="P1"><text:span text:style-name="T4">Component 5</text:span></text:p>
        </draw:rect>
        <draw:rect draw:style-name="gr2" draw:text-style-name="P18" draw:layer="layout" svg:width="3.685cm" svg:height="1.102cm" svg:x="11.667cm" svg:y="15.795cm">
          <text:p text:style-name="P1"><text:span text:style-name="T4">Component 7</text:span></text:p>
        </draw:rect>
        <draw:rect draw:style-name="gr2" draw:text-style-name="P18" draw:layer="layout" svg:width="3.685cm" svg:height="1.102cm" svg:x="19.99cm" svg:y="15.795cm">
          <text:p text:style-name="P1"><text:span text:style-name="T4">Component 9</text:span></text:p>
        </draw:rect>
        <draw:rect draw:style-name="gr2" draw:text-style-name="P18" xml:id="id25" draw:id="id25" draw:layer="layout" svg:width="3.686cm" svg:height="1.102cm" svg:x="15.828cm" svg:y="15.795cm">
          <text:p text:style-name="P1"><text:span text:style-name="T4">Component 8</text:span></text:p>
        </draw:rect>
        <draw:connector draw:style-name="gr3" draw:text-style-name="P11" draw:layer="layout" draw:type="line" svg:x1="16.529cm" svg:y1="11.006cm" svg:x2="16.568cm" svg:y2="12.259cm" draw:start-shape="id22" draw:start-glue-point="2" draw:end-shape="id23" draw:end-glue-point="0" svg:d="M16529 11006l39 1253" svg:viewBox="0 0 40 1254">
          <text:p/>
        </draw:connector>
        <draw:connector draw:style-name="gr4" draw:text-style-name="P11" draw:layer="layout" draw:type="line" svg:x1="16.568cm" svg:y1="14.198cm" svg:x2="16.568cm" svg:y2="15.376cm" draw:start-shape="id23" draw:start-glue-point="2" draw:end-shape="id24" draw:end-glue-point="0" svg:d="M16568 14198v1178" svg:viewBox="0 0 1 1179">
          <text:p/>
        </draw:connector>
        <draw:frame draw:style-name="gr6" draw:text-style-name="P13" draw:layer="layout" svg:width="5.431cm" svg:height="3.667cm" svg:x="2.646cm" svg:y="11.373cm">
          <draw:text-box>
            <text:p text:style-name="P19"><text:span text:style-name="T8">No!</text:span></text:p>
          </draw:text-box>
        </draw:frame>
        <draw:connector draw:style-name="gr10" draw:text-style-name="P11" draw:layer="layout" draw:type="line" svg:x1="17.671cm" svg:y1="15.795cm" svg:x2="13.47cm" svg:y2="10.588cm" draw:start-shape="id25" draw:start-glue-point="0" draw:end-shape="id26" draw:end-glue-point="2" svg:d="M17671 15795l-4201-5207" svg:viewBox="0 0 4202 5208">
          <text:p/>
        </draw:connector>
        <draw:connector draw:style-name="gr10" draw:text-style-name="P11" draw:layer="layout" draw:type="line" svg:x1="17.671cm" svg:y1="15.795cm" svg:x2="13.509cm" svg:y2="13.78cm" draw:start-shape="id25" draw:start-glue-point="0" draw:end-shape="id27" draw:end-glue-point="2" svg:d="M17671 15795l-4162-2015" svg:viewBox="0 0 4163 2016">
          <text:p/>
        </draw:connector>
        <presentation:notes draw:style-name="dp2">
          <draw:page-thumbnail draw:layer="layout" svg:width="13.705cm" svg:height="10.279cm" svg:x="3.647cm" svg:y="2.853cm" draw:page-number="8"/>
          <draw:frame presentation:style-name="pr15" draw:text-style-name="P1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7" draw:text-style-name="P2" draw:layer="layout" svg:width="25.199cm" svg:height="3.507cm" svg:x="1.4cm" svg:y="0.837cm" presentation:class="title">
          <draw:text-box>
            <text:p text:style-name="P1"><text:span text:style-name="T1">Solution</text:span></text:p>
          </draw:text-box>
        </draw:frame>
        <draw:frame presentation:style-name="pr18" draw:text-style-name="P5" draw:layer="layout" svg:width="23.911cm" svg:height="17.186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Add the needed semantic </text:span></text:p>
              </text:list-item>
              <text:list-item>
                <text:p text:style-name="P1"><text:span text:style-name="T1">Where?</text:span></text:p>
                <text:list>
                  <text:list-item>
                    <text:p text:style-name="P1"><text:span text:style-name="T1">Design : ADL, modelling tool and UML extension</text:span></text:p>
                  </text:list-item>
                  <text:list-item>
                    <text:p text:style-name="P1"><text:span text:style-name="T1">Code : external tool like Archicheck, or directly in future programming langu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19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0" draw:text-style-name="P2" draw:layer="layout" svg:width="25.199cm" svg:height="3.507cm" svg:x="1.4cm" svg:y="0.837cm" presentation:class="title">
          <draw:text-box>
            <text:p text:style-name="P1"><text:span text:style-name="T1">Why a code based tools? </text:span></text:p>
          </draw:text-box>
        </draw:frame>
        <draw:frame presentation:style-name="pr21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Most of the semantic is already in the code </text:span></text:p>
                  </text:list-item>
                  <text:list-item>
                    <text:p text:style-name="P1"><text:span text:style-name="T1">There is always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2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3" draw:text-style-name="P2" draw:layer="layout" svg:width="25.199cm" svg:height="3.507cm" svg:x="1.4cm" svg:y="0.837cm" presentation:class="title">
          <draw:text-box>
            <text:p text:style-name="P1"><text:span text:style-name="T1">Archicheck definition</text:span>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rchicheck provides a simple and natural language to describe a software architecture in terms of partition and dependencies</text:span></text:p>
              </text:list-item>
              <text:list-item>
                <text:p text:style-name="P1"><text:span text:style-name="T1">Archicheck is a tool that checks the conformance of sources with one of those descrip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24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5" draw:text-style-name="P2" draw:layer="layout" svg:width="25.199cm" svg:height="3.507cm" svg:x="1.4cm" svg:y="0.837cm" presentation:class="title">
          <draw:text-box>
            <text:p text:style-name="P1"><text:span text:style-name="T1">Archicheck design</text:span>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12"/>
          <draw:frame presentation:style-name="pr26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7" draw:text-style-name="P2" draw:layer="layout" svg:width="25.199cm" svg:height="3.507cm" svg:x="1.4cm" svg:y="0.837cm" presentation:class="title">
          <draw:text-box>
            <text:p text:style-name="P1"><text:span text:style-name="T1">Archicheck use</text:span></text:p>
          </draw:text-box>
        </draw:frame>
        <draw:frame presentation:style-name="pr28" draw:text-style-name="P5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Write the description with whatever text editor</text:span></text:p>
              </text:list-item>
              <text:list-item>
                <text:p text:style-name="P1"><text:span text:style-name="T1">Run it in your Makefile (typically in the “make check”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29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0" draw:text-style-name="P2" draw:layer="layout" svg:width="23.911cm" svg:height="3.507cm" svg:x="2.058cm" svg:y="1.743cm" presentation:class="title" presentation:user-transformed="true">
          <draw:text-box>
            <text:p text:style-name="P1"><text:span text:style-name="T1">Use hints</text:span></text:p>
          </draw:text-box>
        </draw:frame>
        <draw:frame presentation:style-name="pr28" draw:text-style-name="P5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<text:span text:style-name="T1">The description is a text file containing simple english sentences : put it “as is” in your documention</text:span></text:p>
              </text:list-item>
              <text:list-item>
                <text:p text:style-name="P1"><text:span text:style-name="T1">Building a framework or a library? Provide it with his own archicheck definition, to help using it the right way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15" draw:text-style-name="P1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1" draw:text-style-name="P2" draw:layer="layout" svg:width="25.199cm" svg:height="3.507cm" svg:x="1.4cm" svg:y="0.837cm" presentation:class="title">
          <draw:text-box>
            <text:p text:style-name="P1"><text:span text:style-name="T1">Why use Archicheck?</text:span></text:p>
          </draw:text-box>
        </draw:frame>
        <draw:frame presentation:style-name="pr32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It's easy to install and learn</text:span></text:p>
                  </text:list-item>
                  <text:list-item>
                    <text:p text:style-name="P1"><text:span text:style-name="T1">It's free (n'alourdi pas le process) : put it in the Makefile and forget!</text:span></text:p>
                  </text:list-item>
                  <text:list-item>
                    <text:p text:style-name="P1"><text:span text:style-name="T1">Raise explicit the most important part of your architecture </text:span></text:p>
                  </text:list-item>
                  <text:list-item>
                    <text:p text:style-name="P1"><text:span text:style-name="T1">Continuously enforces code coherence with your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3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it" fo:country="IT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108cm" svg:height="1.484cm" svg:x="11.88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108cm" svg:height="1.484cm" svg:x="11.88cm" svg:y="28.216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meta:creation-date>2004-08-12T14:47:23</meta:creation-date>
    <dc:date>2018-01-20T10:29:25.787330960</dc:date>
    <dc:language>it-IT</dc:language>
    <meta:editing-cycles>73</meta:editing-cycles>
    <meta:editing-duration>PT9H23M44S</meta:editing-duration>
    <dc:creator>Lionel Draghi</dc:creator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